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17.ttf" manifest:media-type="application/x-font-ttf"/>
  <manifest:file-entry manifest:full-path="Fonts/font16.ttf" manifest:media-type="application/x-font-ttf"/>
  <manifest:file-entry manifest:full-path="Fonts/font18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Mono1" svg:font-family="'Liberation Mono'" style:font-family-generic="modern" style:font-pitch="fixed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Mangal1" svg:font-family="Mangal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>
      <svg:font-face-src>
        <svg:font-face-uri xlink:href="Fonts/font17.ttf" xlink:type="simple">
          <svg:font-face-format svg:string="truetype"/>
        </svg:font-face-uri>
        <svg:font-face-uri xlink:href="Fonts/font18.ttf" xlink:type="simple">
          <svg:font-face-format svg:string="truetype"/>
        </svg:font-face-uri>
      </svg:font-face-src>
    </style:font-face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0.2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2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01cm" fo:min-width="16.089cm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subtitle">
      <style:graphic-properties draw:fill-color="#ffffff" fo:min-height="14cm"/>
    </style:style>
    <style:style style:name="pr5" style:family="presentation" style:parent-style-name="midnightblue-notes">
      <style:graphic-properties draw:fill-color="#ffffff" fo:min-height="12.572cm"/>
    </style:style>
    <style:style style:name="pr6" style:family="presentation" style:parent-style-name="midnightblue-outline1">
      <style:graphic-properties fo:min-height="13.7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60pt" style:font-size-asian="60pt" style:font-size-complex="60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8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none" draw:fill-color="#ffffff"/>
      <style:text-properties fo:color="#666666" style:font-name="Liberation Mono1" fo:font-size="20pt" style:font-size-asian="20pt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color="#666666" style:font-name="Liberation Mono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2" draw:layer="layout" svg:width="26cm" svg:height="12.348cm" svg:x="1cm" svg:y="0.837cm" presentation:class="subtitle">
          <draw:text-box>
            <text:p text:style-name="P1"><text:span text:style-name="T1">Tinkerscript</text:span></text:p>
          </draw:text-box>
        </draw:frame>
        <draw:frame draw:style-name="gr1" draw:text-style-name="P3" draw:layer="layout" svg:width="10.755cm" svg:height="2.139cm" svg:x="0.508cm" svg:y="17.018cm">
          <draw:text-box>
            <text:p><text:span text:style-name="T2">Daniel Teixeira – 135026-9</text:span><text:span text:style-name="T2"><text:line-break/></text:span><text:span text:style-name="T2">Oliver Pimentel – 140023-1</text:span></text:p>
          </draw:text-box>
        </draw:frame>
        <draw:frame draw:style-name="gr2" draw:text-style-name="P4" draw:layer="layout" svg:width="14.726cm" svg:height="0.962cm" svg:x="12.706cm" svg:y="12.7cm">
          <draw:text-box>
            <text:p><text:span text:style-name="T3">Linguagem de programação para um jogo de RPG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inkerscript</text:p>
          </draw:text-box>
        </draw:frame>
        <draw:frame presentation:style-name="pr4" draw:text-style-name="P7" draw:layer="layout" svg:width="26cm" svg:height="14cm" svg:x="1cm" svg:y="5.5cm" presentation:class="subtitle" presentation:user-transformed="true">
          <draw:text-box>
            <text:list text:style-name="L1">
              <text:list-item>
                <text:p text:style-name="P6"><text:span text:style-name="T4">Análise Léxica</text:span><text:span text:style-name="T4"><text:line-break/></text:span><text:span text:style-name="T4"/></text:p>
              </text:list-item>
              <text:list-item>
                <text:p text:style-name="P6"><text:span text:style-name="T4">Análise Sintática</text:span><text:span text:style-name="T4"><text:line-break/></text:span><text:span text:style-name="T4"/></text:p>
              </text:list-item>
              <text:list-item>
                <text:p text:style-name="P6"><text:span text:style-name="T4">Análise Semântica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nálise Léxica</text:p>
          </draw:text-box>
        </draw:frame>
        <draw:frame presentation:style-name="pr6" draw:text-style-name="P8" draw:layer="layout" svg:width="12.687cm" svg:height="14cm" svg:x="1cm" svg:y="5.5cm" presentation:class="outline">
          <draw:text-box>
            <text:list text:style-name="L2">
              <text:list-item>
                <text:p><text:span text:style-name="T5">Codificação de texto</text:span><text:span text:style-name="T5"><text:line-break/></text:span><text:span text:style-name="T5"/></text:p>
              </text:list-item>
              <text:list-item>
                <text:p><text:span text:style-name="T5">Identificar posição dos símbolos no arquivo</text:span><text:span text:style-name="T5"><text:line-break/></text:span><text:span text:style-name="T5"/></text:p>
              </text:list-item>
              <text:list-item>
                <text:p><text:span text:style-name="T5">Estrutura para passar para a próxima fase</text:span></text:p>
              </text:list-item>
            </text:list>
          </draw:text-box>
        </draw:frame>
        <draw:frame draw:style-name="gr4" draw:text-style-name="P9" draw:layer="layout" svg:width="16.589cm" svg:height="15.451cm" svg:x="13.891cm" svg:y="4.572cm">
          <draw:text-box>
            <text:p><text:span text:style-name="T6">PROGRAMA_INICIO</text:span><text:span text:style-name="T6"><text:tab/></text:span><text:span text:style-name="T6">1:1</text:span><text:span text:style-name="T6"><text:tab/></text:span><text:span text:style-name="T6">"inicio"</text:span></text:p>
            <text:p><text:span text:style-name="T6">DOIS_PONTOS</text:span><text:span text:style-name="T6"><text:tab/></text:span><text:span text:style-name="T6"><text:tab/></text:span><text:span text:style-name="T6"><text:tab/></text:span><text:span text:style-name="T6">1:7</text:span><text:span text:style-name="T6"><text:tab/></text:span><text:span text:style-name="T6">":"</text:span></text:p>
            <text:p><text:span text:style-name="T6">PULO_DE_LINHA</text:span><text:span text:style-name="T6"><text:tab/></text:span><text:span text:style-name="T6"><text:tab/></text:span><text:span text:style-name="T6">1:8</text:span><text:span text:style-name="T6"><text:tab/></text:span><text:span text:style-name="T6">"\n"</text:span></text:p>
            <text:p><text:span text:style-name="T6">ESPACO</text:span><text:span text:style-name="T6"><text:tab/></text:span><text:span text:style-name="T6"><text:tab/></text:span><text:span text:style-name="T6"><text:tab/></text:span><text:span text:style-name="T6"><text:tab/></text:span><text:span text:style-name="T6">2:1</text:span><text:span text:style-name="T6"><text:tab/></text:span><text:span text:style-name="T6">" <text:s/>"</text:span></text:p>
            <text:p><text:span text:style-name="T6">IDENTIFICADOR</text:span><text:span text:style-name="T6"><text:tab/></text:span><text:span text:style-name="T6"><text:tab/></text:span><text:span text:style-name="T6">2:3</text:span><text:span text:style-name="T6"><text:tab/></text:span><text:span text:style-name="T6">"meu_contador"</text:span></text:p>
            <text:p><text:span text:style-name="T6">ESPACO</text:span><text:span text:style-name="T6"><text:tab/></text:span><text:span text:style-name="T6"><text:tab/></text:span><text:span text:style-name="T6"><text:tab/></text:span><text:span text:style-name="T6"><text:tab/></text:span><text:span text:style-name="T6">2:15</text:span><text:span text:style-name="T6"><text:tab/></text:span><text:span text:style-name="T6">" "</text:span></text:p>
            <text:p><text:span text:style-name="T6">IGU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2:16</text:span><text:span text:style-name="T6"><text:tab/></text:span><text:span text:style-name="T6">"="</text:span></text:p>
            <text:p><text:span text:style-name="T6">ESPACO</text:span><text:span text:style-name="T6"><text:tab/></text:span><text:span text:style-name="T6"><text:tab/></text:span><text:span text:style-name="T6"><text:tab/></text:span><text:span text:style-name="T6"><text:tab/></text:span><text:span text:style-name="T6">2:17</text:span><text:span text:style-name="T6"><text:tab/></text:span><text:span text:style-name="T6">" "</text:span></text:p>
            <text:p><text:span text:style-name="T6">NUMERO</text:span><text:span text:style-name="T6"><text:tab/></text:span><text:span text:style-name="T6"><text:tab/></text:span><text:span text:style-name="T6"><text:tab/></text:span><text:span text:style-name="T6"><text:tab/></text:span><text:span text:style-name="T6">2:18</text:span><text:span text:style-name="T6"><text:tab/></text:span><text:span text:style-name="T6">"10"</text:span></text:p>
            <text:p><text:span text:style-name="T6">PULO_DE_LINHA</text:span><text:span text:style-name="T6"><text:tab/></text:span><text:span text:style-name="T6"><text:tab/></text:span><text:span text:style-name="T6">2:20</text:span><text:span text:style-name="T6"><text:tab/></text:span><text:span text:style-name="T6">"\n"</text:span></text:p>
            <text:p><text:span text:style-name="T6">ESPACO</text:span><text:span text:style-name="T6"><text:tab/></text:span><text:span text:style-name="T6"><text:tab/></text:span><text:span text:style-name="T6"><text:tab/></text:span><text:span text:style-name="T6"><text:tab/></text:span><text:span text:style-name="T6">3:1</text:span><text:span text:style-name="T6"><text:tab/></text:span><text:span text:style-name="T6">" <text:s/>"</text:span></text:p>
            <text:p><text:span text:style-name="T6">IDENTIFICADOR</text:span><text:span text:style-name="T6"><text:tab/></text:span><text:span text:style-name="T6"><text:tab/></text:span><text:span text:style-name="T6">3:3</text:span><text:span text:style-name="T6"><text:tab/></text:span><text:span text:style-name="T6">"λ"</text:span></text:p>
            <text:p><text:span text:style-name="T6">ESPACO</text:span><text:span text:style-name="T6"><text:tab/></text:span><text:span text:style-name="T6"><text:tab/></text:span><text:span text:style-name="T6"><text:tab/></text:span><text:span text:style-name="T6"><text:tab/></text:span><text:span text:style-name="T6">3:4</text:span><text:span text:style-name="T6"><text:tab/></text:span><text:span text:style-name="T6">" "</text:span></text:p>
            <text:p><text:span text:style-name="T6">IGU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3:5</text:span><text:span text:style-name="T6"><text:tab/></text:span><text:span text:style-name="T6">"="</text:span></text:p>
            <text:p><text:span text:style-name="T6">ESPACO</text:span><text:span text:style-name="T6"><text:tab/></text:span><text:span text:style-name="T6"><text:tab/></text:span><text:span text:style-name="T6"><text:tab/></text:span><text:span text:style-name="T6"><text:tab/></text:span><text:span text:style-name="T6">3:6</text:span><text:span text:style-name="T6"><text:tab/></text:span><text:span text:style-name="T6">" "</text:span></text:p>
            <text:p><text:span text:style-name="T6">NUMERO</text:span><text:span text:style-name="T6"><text:tab/></text:span><text:span text:style-name="T6"><text:tab/></text:span><text:span text:style-name="T6"><text:tab/></text:span><text:span text:style-name="T6"><text:tab/></text:span><text:span text:style-name="T6">3:7</text:span><text:span text:style-name="T6"><text:tab/></text:span><text:span text:style-name="T6">"42"</text:span></text:p>
            <text:p><text:span text:style-name="T6">PULO_DE_LINHA</text:span><text:span text:style-name="T6"><text:tab/></text:span><text:span text:style-name="T6"><text:tab/></text:span><text:span text:style-name="T6">3:9</text:span><text:span text:style-name="T6"><text:tab/></text:span><text:span text:style-name="T6">"\n"</text:span></text:p>
            <text:p><text:span text:style-name="T6">ESPACO</text:span><text:span text:style-name="T6"><text:tab/></text:span><text:span text:style-name="T6"><text:tab/></text:span><text:span text:style-name="T6"><text:tab/></text:span><text:span text:style-name="T6"><text:tab/></text:span><text:span text:style-name="T6">4:1</text:span><text:span text:style-name="T6"><text:tab/></text:span><text:span text:style-name="T6">" <text:s/>"</text:span></text:p>
            <text:p><text:span text:style-name="T6">ESPACO</text:span><text:span text:style-name="T6"><text:tab/></text:span><text:span text:style-name="T6"><text:tab/></text:span><text:span text:style-name="T6"><text:tab/></text:span><text:span text:style-name="T6"><text:tab/></text:span><text:span text:style-name="T6">6:1</text:span><text:span text:style-name="T6"><text:tab/></text:span><text:span text:style-name="T6">" <text:s/>"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>
        <draw:frame presentation:style-name="pr3" draw:layer="layout" svg:width="26cm" svg:height="2.663cm" svg:x="1cm" svg:y="0.837cm" presentation:class="title">
          <draw:text-box>
            <text:p>Análise Sintática</text:p>
          </draw:text-box>
        </draw:frame>
        <draw:frame presentation:style-name="pr6" draw:text-style-name="P8" draw:layer="layout" svg:width="26.178cm" svg:height="14cm" svg:x="1cm" svg:y="5.5cm" presentation:class="outline" presentation:user-transformed="true">
          <draw:text-box>
            <text:list text:style-name="L2">
              <text:list-item>
                <text:p><text:span text:style-name="T5">Construção da Árvore Sintática</text:span><text:span text:style-name="T5"><text:line-break/></text:span><text:span text:style-name="T5"/></text:p>
              </text:list-item>
              <text:list-item>
                <text:p><text:span text:style-name="T5">Definição da gramática</text:span><text:span text:style-name="T5"><text:line-break/></text:span><text:span text:style-name="T5"/></text:p>
              </text:list-item>
              <text:list-item>
                <text:p><text:span text:style-name="T5">Algorítmo do analisador 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3">
        <draw:frame presentation:style-name="pr3" draw:layer="layout" svg:width="26cm" svg:height="2.663cm" svg:x="1cm" svg:y="0.837cm" presentation:class="title">
          <draw:text-box>
            <text:p>Análise Semântica</text:p>
          </draw:text-box>
        </draw:frame>
        <draw:frame presentation:style-name="pr6" draw:text-style-name="P8" draw:layer="layout" svg:width="26.178cm" svg:height="14cm" svg:x="1cm" svg:y="5.5cm" presentation:class="outline" presentation:user-transformed="true">
          <draw:text-box>
            <text:list text:style-name="L2">
              <text:list-item>
                <text:p><text:span text:style-name="T5">Integração com o RPG</text:span><text:span text:style-name="T5"><text:line-break/></text:span><text:span text:style-name="T5"/></text:p>
              </text:list-item>
              <text:list-item>
                <text:p><text:span text:style-name="T5">Execução da Árvore Sintática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3">
        <draw:frame presentation:style-name="pr3" draw:layer="layout" svg:width="26cm" svg:height="2.663cm" svg:x="1cm" svg:y="0.837cm" presentation:class="title">
          <draw:text-box>
            <text:p>Demonstração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Liberation Mono1" svg:font-family="'Liberation Mono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21:04:49.039575263</meta:creation-date>
    <dc:date>2015-06-23T00:28:34.548100115</dc:date>
    <meta:editing-duration>PT26M10S</meta:editing-duration>
    <meta:editing-cycles>12</meta:editing-cycles>
    <meta:generator>LibreOffice/4.4.3.2$Linux_X86_64 LibreOffice_project/40m0$Build-2</meta:generator>
    <meta:document-statistic meta:object-count="60"/>
  </office:meta>
</office:document-meta>
</file>